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background-color="transparent"/>
    </style:style>
    <style:style style:name="P2" style:family="paragraph" style:parent-style-name="Standard">
      <style:text-properties style:text-underline-style="solid" style:text-underline-width="auto" style:text-underline-color="font-color" fo:background-color="transparent"/>
    </style:style>
    <style:style style:name="P3" style:family="paragraph" style:parent-style-name="Standard">
      <style:paragraph-properties fo:background-color="transparent">
        <style:background-image/>
      </style:paragraph-properties>
    </style:style>
    <style:style style:name="P4" style:family="paragraph" style:parent-style-name="Standard">
      <style:paragraph-properties fo:background-color="transparent">
        <style:background-image/>
      </style:paragraph-properties>
      <style:text-properties fo:background-color="transparent"/>
    </style:style>
    <style:style style:name="P5" style:family="paragraph" style:parent-style-name="Standard">
      <style:paragraph-properties fo:background-color="#ffcccc">
        <style:background-image/>
      </style:paragraph-properties>
    </style:style>
    <style:style style:name="P6" style:family="paragraph" style:parent-style-name="Standard">
      <style:text-properties fo:background-color="#ff6666"/>
    </style:style>
    <style:style style:name="P7" style:family="paragraph" style:parent-style-name="Standard">
      <style:text-properties fo:background-color="transparent"/>
    </style:style>
    <style:style style:name="P8" style:family="paragraph" style:parent-style-name="Standard">
      <style:text-properties fo:background-color="#dddddd"/>
    </style:style>
    <style:style style:name="P9" style:family="paragraph" style:parent-style-name="Standard">
      <style:text-properties fo:background-color="#66ccff"/>
    </style:style>
    <style:style style:name="P10" style:family="paragraph" style:parent-style-name="Standard">
      <style:text-properties fo:background-color="#ffff66"/>
    </style:style>
    <style:style style:name="P11" style:family="paragraph" style:parent-style-name="Standard">
      <style:text-properties fo:background-color="#cccccc"/>
    </style:style>
    <style:style style:name="P12" style:family="paragraph" style:parent-style-name="Standard">
      <style:text-properties fo:background-color="#cc66ff"/>
    </style:style>
    <style:style style:name="P13" style:family="paragraph" style:parent-style-name="Standard">
      <style:paragraph-properties fo:background-color="transparent">
        <style:background-image/>
      </style:paragraph-properties>
    </style:style>
    <style:style style:name="T1" style:family="text">
      <style:text-properties fo:background-color="#ff6666"/>
    </style:style>
    <style:style style:name="T2" style:family="text">
      <style:text-properties fo:background-color="#ccccc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"C:\Users\user\Envs\my_django_environment\Scripts\python.exe" "C:\Users\user\Desktop\RoomAss\manage.py" runserver</text:p>
      <text:p text:style-name="P3"/>
      <text:p text:style-name="P3">GENRAL VALIDATION ON BACKEND</text:p>
      <text:p text:style-name="P3">SECURITY, RESTRICTIONS, ERROR HANDLING</text:p>
      <text:p text:style-name="P5">disable create availability (buttons are gone, but url shenanigans might get in)</text:p>
      <text:p text:style-name="P3">ADMIN PAGE ORGANIZATION</text:p>
      <text:p text:style-name="P3">Documentation</text:p>
      <text:p text:style-name="P3">RESPONSIVENESS - Desktop</text:p>
      <text:p text:style-name="P3">MAP VIEW ALTERNATIVE FOR ROOM SELECTION LIKE HOME</text:p>
      <text:p text:style-name="Standard">RESPONSIVENESS – Mobile</text:p>
      <text:p text:style-name="Standard"><text:span text:style-name="T1">Emails just print to console atm.</text:span> There is a link to fleshing this out on part 8.</text:p>
      <text:p text:style-name="Standard">How exactly would emails fail?</text:p>
      <text:p text:style-name="Standard">Images</text:p>
      <text:p text:style-name="Standard">accurate database data</text:p>
      <text:p text:style-name="P1">Deploy</text:p>
      <text:p text:style-name="P1">//////////////////////////////////////////////////////////</text:p>
      <text:p text:style-name="P9">more consistent language and display across all pages</text:p>
      <text:p text:style-name="P9">Colors and Styles</text:p>
      <text:p text:style-name="P9">separate CSS files?</text:p>
      <text:p text:style-name="P12">Available Dates don't indicated Years which Sometimes Does matter</text:p>
      <text:p text:style-name="P6">events die? </text:p>
      <text:p text:style-name="Standard"><text:span text:style-name="T1"><text:tab/>Run celery worker and scheduler to check</text:span></text:p>
      <text:p text:style-name="Standard"/>
      <text:p text:style-name="P11">My_Guests</text:p>
      <text:p text:style-name="P10"><text:s/>Room name isn't consistent with others</text:p>
      <text:p text:style-name="P10">end date does not display year which matter for ownerless rooms</text:p>
      <text:p text:style-name="P10"/>
      <text:p text:style-name="P10">image link on <text:span text:style-name="T2">my_room</text:span> is probably preferable</text:p>
      <text:p text:style-name="P10">Format Available and Booked in some manner?</text:p>
      <text:p text:style-name="P10">give standard room name on popup?</text:p>
      <text:p text:style-name="P10"/>
      <text:p text:style-name="P11">Home's Confirm Popup</text:p>
      <text:p text:style-name="P10">format the date</text:p>
      <text:p text:style-name="P10">make the title larger</text:p>
      <text:p text:style-name="P10"/>
      <text:p text:style-name="P11">All Bookings</text:p>
      <text:p text:style-name="P10">popup could use room title</text:p>
      <text:p text:style-name="P10"/>
      <text:p text:style-name="P11">Rooms Master</text:p>
      <text:p text:style-name="P10">make remove owner button close to Owner's Room</text:p>
      <text:p text:style-name="P10"/>
      <text:p text:style-name="P11">Toggle</text:p>
      <text:p text:style-name="P10">finalize title and info section</text:p>
      <text:p text:style-name="Standard"><text:s/>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NICE THINGS THAT PROB DONT MATTER</text:p>
      <text:p text:style-name="P8">AJAX would be something to learn about</text:p>
      <text:p text:style-name="P8">handling aurora seems like it would be weird generally</text:p>
      <text:p text:style-name="P8">event.start / event.end coming out of db seem to be in utc</text:p>
      <text:p text:style-name="P8"><text:s text:c="2"/>maybe this doesn't matter, but it would be good to have consistency if it's happening somewhere</text:p>
      <text:p text:style-name="P8">Room Qualities – Courtyard vs Not, Kid Friendly</text:p>
      <text:p text:style-name="P8">more precise times?</text:p>
      <text:p text:style-name="P8">Front page-</text:p>
      <text:p text:style-name="P8"><text:tab/>dynamic sorting by column?</text:p>
      <text:p text:style-name="P8"><text:tab/>Separate by building?</text:p>
      <text:p text:style-name="P8"><text:tab/>Single booking button with selection of row?</text:p>
      <text:p text:style-name="P8">-Is there a way to plug in a date range and find multiple rooms that will satisfy it?</text:p>
      <text:p text:style-name="P11">CREATE NEW BOOKING ON ROOMS MASTER or not</text:p>
      <text:p text:style-name="P11"/>
      <text:p text:style-name="P2">THING I THINK AREN'T A BIG DEAL</text:p>
      <text:p text:style-name="P1"/>
      <text:p text:style-name="P4">-When editing availabilities, no date can be submitted – though nothing happens</text:p>
      <text:p text:style-name="P4"/>
      <text:p text:style-name="Standard">-possible to book room for previous day to noon of today AFTER noon today</text:p>
      <text:p text:style-name="P1"><text:s text:c="4"/>but allows for people looking after midnight to book a room</text:p>
      <text:p text:style-name="P1"/>
      <text:p text:style-name="P1">-sometimes booking on home page will result in empty forms.. still seems to submit though</text:p>
      <text:p text:style-name="P1"/>
      <text:p text:style-name="P1">extend vs booking do not limit to exact same date 3 months out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revor Pierson</meta:initial-creator>
    <meta:creation-date>2024-06-19T12:37:33.45</meta:creation-date>
    <dc:date>2024-07-14T15:58:18.46</dc:date>
    <dc:creator>Trevor Pierson</dc:creator>
    <meta:editing-duration>P20DT10H12M9S</meta:editing-duration>
    <meta:editing-cycles>325</meta:editing-cycles>
    <meta:generator>OpenOffice/4.1.13$Win32 OpenOffice.org_project/4113m1$Build-9810</meta:generator>
    <meta:document-statistic meta:table-count="0" meta:image-count="0" meta:object-count="0" meta:page-count="2" meta:paragraph-count="56" meta:word-count="347" meta:character-count="2197"/>
  </office:meta>
</office:document-meta>
</file>